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3.3cm" style:rel-column-width="13106*"/>
    </style:style>
    <style:style style:name="Таблица2.B" style:family="table-column">
      <style:table-column-properties style:column-width="3.3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411b3a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6246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577e77" officeooo:paragraph-rsid="005810ab" style:font-size-asian="14pt" style:language-asian="ru" style:country-asian="RU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3cf79a" officeooo:paragraph-rsid="003cf79a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46a32b" officeooo:paragraph-rsid="0046a32b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officeooo:rsid="0018933d" officeooo:paragraph-rsid="00623507"/>
    </style:style>
    <style:style style:name="P16" style:family="paragraph" style:parent-style-name="Листинг">
      <style:paragraph-properties fo:margin-left="0cm" fo:margin-right="0cm" fo:text-indent="0cm" style:auto-text-indent="false"/>
      <style:text-properties fo:color="#000000" officeooo:rsid="00623507" officeooo:paragraph-rsid="00623507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8" style:family="paragraph" style:parent-style-name="Standard">
      <style:text-properties officeooo:rsid="0018933d" officeooo:paragraph-rsid="0018933d"/>
    </style:style>
    <style:style style:name="P1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0" style:family="paragraph" style:parent-style-name="Листинг">
      <style:text-properties fo:color="#000000" officeooo:rsid="0042d912" officeooo:paragraph-rsid="0042d912"/>
    </style:style>
    <style:style style:name="P21" style:family="paragraph" style:parent-style-name="Листинг">
      <style:text-properties fo:color="#000000" officeooo:rsid="00623507" officeooo:paragraph-rsid="00623507"/>
    </style:style>
    <style:style style:name="P22" style:family="paragraph" style:parent-style-name="Листинг">
      <style:text-properties fo:color="#000000" officeooo:rsid="0018933d" officeooo:paragraph-rsid="0042d912"/>
    </style:style>
    <style:style style:name="P2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606a16" officeooo:paragraph-rsid="0042d912" style:font-size-asian="14pt" style:language-asian="ru" style:country-asian="RU" style:font-name-complex="Times New Roman5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26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66c215" officeooo:paragraph-rsid="0066c215" style:font-size-asian="14pt" style:language-asian="ru" style:country-asian="RU" style:font-name-complex="Times New Roman5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officeooo:rsid="001b2153" officeooo:paragraph-rsid="00623507"/>
    </style:style>
    <style:style style:name="P28" style:family="paragraph" style:parent-style-name="Text_20_body">
      <style:text-properties fo:color="#000000" officeooo:rsid="00630066" officeooo:paragraph-rsid="00630066"/>
    </style:style>
    <style:style style:name="P29" style:family="paragraph" style:parent-style-name="Text_20_body">
      <style:text-properties officeooo:rsid="004ff913" officeooo:paragraph-rsid="004ff913"/>
    </style:style>
    <style:style style:name="P30" style:family="paragraph" style:parent-style-name="Text_20_body">
      <style:text-properties officeooo:rsid="00630066" officeooo:paragraph-rsid="00630066"/>
    </style:style>
    <style:style style:name="P31" style:family="paragraph" style:parent-style-name="Text_20_body">
      <style:text-properties officeooo:paragraph-rsid="00630066"/>
    </style:style>
    <style:style style:name="P32" style:family="paragraph" style:parent-style-name="Text_20_body">
      <style:text-properties officeooo:rsid="0064c353" officeooo:paragraph-rsid="0064c353"/>
    </style:style>
    <style:style style:name="P33" style:family="paragraph" style:parent-style-name="Text_20_body">
      <style:paragraph-properties fo:margin-top="0cm" fo:margin-bottom="0.499cm" loext:contextual-spacing="false"/>
      <style:text-properties officeooo:rsid="00630066" officeooo:paragraph-rsid="00630066"/>
    </style:style>
    <style:style style:name="P34" style:family="paragraph" style:parent-style-name="Heading_20_2">
      <style:text-properties officeooo:paragraph-rsid="0047c1cf"/>
    </style:style>
    <style:style style:name="P35" style:family="paragraph" style:parent-style-name="Heading_20_2">
      <style:text-properties officeooo:paragraph-rsid="006bd2fe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0ef043" officeooo:paragraph-rsid="003724e9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size-asian="14pt" style:font-name-complex="Times New Roman5" style:font-size-complex="14pt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officeooo:rsid="0066c215" officeooo:paragraph-rsid="0066c215" style:font-size-asian="14pt" style:font-name-complex="Times New Roman5" style:font-size-complex="14pt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officeooo:rsid="0067c50a" officeooo:paragraph-rsid="0067c50a" style:font-size-asian="14pt" style:font-name-complex="Times New Roman5" style:font-size-complex="14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officeooo:rsid="0069a1dd" officeooo:paragraph-rsid="0069a1dd" style:font-size-asian="14pt" style:font-name-complex="Times New Roman5" style:font-size-complex="14pt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officeooo:rsid="006b198f" officeooo:paragraph-rsid="006b198f" style:font-size-asian="14pt" style:font-name-complex="Times New Roman5" style:font-size-complex="14pt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officeooo:rsid="006bd2fe" officeooo:paragraph-rsid="006bd2fe" style:font-size-asian="14pt" style:font-name-complex="Times New Roman5" style:font-size-complex="14pt"/>
    </style:style>
    <style:style style:name="P44" style:family="paragraph" style:parent-style-name="Листинг">
      <style:text-properties fo:color="#000000" officeooo:rsid="006bd2fe" officeooo:paragraph-rsid="006bd2fe"/>
    </style:style>
    <style:style style:name="P45" style:family="paragraph" style:parent-style-name="Листинг">
      <style:paragraph-properties fo:margin-left="0cm" fo:margin-right="0cm" fo:text-indent="0cm" style:auto-text-indent="false"/>
      <style:text-properties fo:color="#000000" officeooo:rsid="00623507" officeooo:paragraph-rsid="00623507"/>
    </style:style>
    <style:style style:name="P46" style:family="paragraph" style:parent-style-name="Листинг">
      <style:paragraph-properties fo:margin-left="0cm" fo:margin-right="0cm" fo:text-indent="0cm" style:auto-text-indent="false"/>
      <style:text-properties fo:color="#000000" officeooo:rsid="006c9958" officeooo:paragraph-rsid="006c9958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f79a" style:font-size-complex="14pt"/>
    </style:style>
    <style:style style:name="T7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fo:font-weight="bold" officeooo:rsid="003cf79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bold" officeooo:rsid="0046a32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fo:font-weight="bold" officeooo:rsid="0063006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fo:font-variant="normal" fo:text-transform="none" style:font-name="Times New Roman" fo:font-size="14pt" fo:language="ru" fo:country="RU" officeooo:rsid="0063006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3" style:family="text">
      <style:text-properties fo:language="en" fo:country="US" officeooo:rsid="00623507"/>
    </style:style>
    <style:style style:name="T14" style:family="text">
      <style:text-properties fo:language="en" fo:country="US" officeooo:rsid="006bd2fe"/>
    </style:style>
    <style:style style:name="T15" style:family="text">
      <style:text-properties officeooo:rsid="001b2153"/>
    </style:style>
    <style:style style:name="T16" style:family="text">
      <style:text-properties officeooo:rsid="003cf79a"/>
    </style:style>
    <style:style style:name="T17" style:family="text">
      <style:text-properties officeooo:rsid="00623507"/>
    </style:style>
    <style:style style:name="T18" style:family="text">
      <style:text-properties officeooo:rsid="00630066"/>
    </style:style>
    <style:style style:name="T19" style:family="text">
      <style:text-properties officeooo:rsid="0066c215"/>
    </style:style>
    <style:style style:name="T20" style:family="text">
      <style:text-properties officeooo:rsid="0067c50a"/>
    </style:style>
    <style:style style:name="T21" style:family="text">
      <style:text-properties officeooo:rsid="0069a1dd"/>
    </style:style>
    <style:style style:name="T22" style:family="text">
      <style:text-properties officeooo:rsid="006bd2fe"/>
    </style:style>
    <style:style style:name="T23" style:family="text">
      <style:text-properties officeooo:rsid="006c99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0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Book_20_Title"><text:span text:style-name="T1">отчет</text:span></text:span></text:p>
      <text:p text:style-name="P2"><text:span text:style-name="T2">по лабораторной работе</text:span><text:span text:style-name="T7"> </text:span><text:span text:style-name="T8">№</text:span><text:span text:style-name="T10">3</text:span></text:p>
      <text:p text:style-name="P3"><text:span text:style-name="T2">по дисциплине </text:span><text:span text:style-name="T7">«</text:span><text:span text:style-name="T9">Организация ЭВМ и систем</text:span><text:span text:style-name="T7">»</text:span></text:p>
      <text:p text:style-name="P2"><text:span text:style-name="Book_20_Title"><text:span text:style-name="T11">Тема: </text:span></text:span><text:span text:style-name="Book_20_Title"><text:span text:style-name="T12">Представление и обработка целый чисел. Организация ветвящихся процессов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5">Студент гр. </text:span><text:span text:style-name="T6">0384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Кусмарцев А.И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4">Ефремов М. А.</text:p>
          </table:table-cell>
        </table:table-row>
      </table:table>
      <text:p text:style-name="P8"/>
      <text:p text:style-name="P8"/>
      <text:p text:style-name="P8">Санкт-Петербург</text:p>
      <text:p text:style-name="P17">20<text:span text:style-name="T16">21</text:span></text:p>
      <text:h text:style-name="P36" text:outline-level="2">Цель работы.</text:h>
      <text:p text:style-name="P28">Научиться применять метки и команду cmp для ветвления команд в программе.</text:p>
      <text:h text:style-name="Heading_20_2" text:outline-level="2">Задание.</text:h>
      <text:p text:style-name="P33">Разработать на языке Ассемблера программу, которая по заданным целочисленным значениям параметров a, b, i, k вычисляет:</text:p>
      <text:p text:style-name="P33">а) значения функций i1 = f1(a,b,i) и i2 = f2(a,b,i)</text:p>
      <text:p text:style-name="P33">b)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 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h text:style-name="P34" text:outline-level="2">Выполнение работы.</text:h>
      <text:p text:style-name="P29">Вариант <text:span text:style-name="T18">13</text:span></text:p>
      <text:p text:style-name="P30"><text:tab/>/ - (4*i+3) , при a&gt;b</text:p>
      <text:p text:style-name="P30">f2 = &lt;</text:p>
      <text:p text:style-name="P30"><text:tab/>\ 6*i -10 , при a&lt;=b</text:p>
      <text:p text:style-name="P30"><text:tab/>/ - (6*i+8) , при a&gt;b</text:p>
      <text:p text:style-name="P30">f8 = &lt;</text:p>
      <text:p text:style-name="P31"><text:span text:style-name="T18"><text:tab/>\ 9 -3*(i-1), при a&lt;=b</text:span></text:p>
      <text:p text:style-name="P31"/>
      <text:p text:style-name="P30"><text:tab/>/ |i1 + i2|, при k=0</text:p>
      <text:p text:style-name="P30">f3 = &lt;</text:p>
      <text:p text:style-name="P30"><text:tab/>\ min(i1,i2), при k/=0</text:p>
      <text:p text:style-name="P32"><text:soft-page-break/>В работе использовались команды для условный переходов такие как: jle и je, также использовалась команда cmp, которая изменяла состояния флагов SF, ZF, OF, на основе которых выполнялись команды условного перехода. <text:span text:style-name="T19">Проверим работу программы в отладчике</text:span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A"/>
        <table:table-row>
          <table:table-cell table:style-name="Таблица2.A1" office:value-type="string">
            <text:p text:style-name="P39">Значения</text:p>
            <text:p text:style-name="P39">a, b, i, k </text:p>
          </table:table-cell>
          <table:table-cell table:style-name="Таблица2.A1" office:value-type="string">
            <text:p text:style-name="P39">Результат, который записывается в i1</text:p>
          </table:table-cell>
          <table:table-cell table:style-name="Таблица2.A1" office:value-type="string">
            <text:p text:style-name="P40">Результат, который записывается в i2</text:p>
          </table:table-cell>
          <table:table-cell table:style-name="Таблица2.A1" office:value-type="string">
            <text:p text:style-name="P40">Результат, который <text:s/>записывается в res</text:p>
          </table:table-cell>
          <table:table-cell table:style-name="Таблица2.E1" office:value-type="string">
            <text:p text:style-name="P40">Комментарий</text:p>
          </table:table-cell>
        </table:table-row>
        <table:table-row>
          <table:table-cell table:style-name="Таблица2.A2" office:value-type="string">
            <text:p text:style-name="P39">a=1</text:p>
            <text:p text:style-name="P39">b=1</text:p>
            <text:p text:style-name="P39">i =1</text:p>
            <text:p text:style-name="P39">k =1</text:p>
          </table:table-cell>
          <table:table-cell table:style-name="Таблица2.A2" office:value-type="string">
            <text:p text:style-name="P39">FFFC = -<text:span text:style-name="T20">4</text:span></text:p>
          </table:table-cell>
          <table:table-cell table:style-name="Таблица2.A2" office:value-type="string">
            <text:p text:style-name="P40">0009 = 9</text:p>
          </table:table-cell>
          <table:table-cell table:style-name="Таблица2.A2" office:value-type="string">
            <text:p text:style-name="P40">FFFC = -4</text:p>
          </table:table-cell>
          <table:table-cell table:style-name="Таблица2.E2" office:value-type="string">
            <text:p text:style-name="P40">Верно</text:p>
          </table:table-cell>
        </table:table-row>
        <table:table-row>
          <table:table-cell table:style-name="Таблица2.A2" office:value-type="string">
            <text:p text:style-name="P40"><text:span text:style-name="T21">a</text:span> = 0</text:p>
            <text:p text:style-name="P40">b = 1</text:p>
            <text:p text:style-name="P40">i = 2</text:p>
            <text:p text:style-name="P40">k = 0</text:p>
          </table:table-cell>
          <table:table-cell table:style-name="Таблица2.A2" office:value-type="string">
            <text:p text:style-name="P41">0002 = 2</text:p>
          </table:table-cell>
          <table:table-cell table:style-name="Таблица2.A2" office:value-type="string">
            <text:p text:style-name="P41">0006 = 6 </text:p>
          </table:table-cell>
          <table:table-cell table:style-name="Таблица2.A2" office:value-type="string">
            <text:p text:style-name="P41">0008=8</text:p>
          </table:table-cell>
          <table:table-cell table:style-name="Таблица2.E2" office:value-type="string">
            <text:p text:style-name="P41">Верно</text:p>
          </table:table-cell>
        </table:table-row>
        <table:table-row>
          <table:table-cell table:style-name="Таблица2.A2" office:value-type="string">
            <text:p text:style-name="P41">A = 2</text:p>
            <text:p text:style-name="P41">b = 1</text:p>
            <text:p text:style-name="P41">i = 3</text:p>
            <text:p text:style-name="P41">k = 1</text:p>
          </table:table-cell>
          <table:table-cell table:style-name="Таблица2.A2" office:value-type="string">
            <text:p text:style-name="P42">FFF1 = -15</text:p>
          </table:table-cell>
          <table:table-cell table:style-name="Таблица2.A2" office:value-type="string">
            <text:p text:style-name="P42">FFE6 = -26</text:p>
          </table:table-cell>
          <table:table-cell table:style-name="Таблица2.A2" office:value-type="string">
            <text:p text:style-name="P42">FFE6 = -26 </text:p>
          </table:table-cell>
          <table:table-cell table:style-name="Таблица2.E2" office:value-type="string">
            <text:p text:style-name="P42">Верно</text:p>
          </table:table-cell>
        </table:table-row>
        <table:table-row>
          <table:table-cell table:style-name="Таблица2.A2" office:value-type="string">
            <text:p text:style-name="P42">a = 2</text:p>
            <text:p text:style-name="P42">b = 1</text:p>
            <text:p text:style-name="P42">i = 4</text:p>
            <text:p text:style-name="P42">k = 0</text:p>
          </table:table-cell>
          <table:table-cell table:style-name="Таблица2.A2" office:value-type="string">
            <text:p text:style-name="P43">FFED = - 19</text:p>
          </table:table-cell>
          <table:table-cell table:style-name="Таблица2.A2" office:value-type="string">
            <text:p text:style-name="P43">FFE0 = -32</text:p>
          </table:table-cell>
          <table:table-cell table:style-name="Таблица2.A2" office:value-type="string">
            <text:p text:style-name="P43">0033=51</text:p>
          </table:table-cell>
          <table:table-cell table:style-name="Таблица2.E2" office:value-type="string">
            <text:p text:style-name="P43">Верно</text:p>
          </table:table-cell>
        </table:table-row>
      </table:table>
      <text:p text:style-name="P26"/>
      <text:p text:style-name="P25"><text:span text:style-name="T4">Разработанный программный код см. </text:span><text:span text:style-name="T3">в приложении А.</text:span></text:p>
      <text:h text:style-name="P35" text:outline-level="2"><text:soft-page-break/>Выводы.</text:h>
      <text:p text:style-name="P24">В ходе выполнения работы были изучен<text:span text:style-name="T22">а работа ветвления команд в языке ассемблера</text:span></text:p>
      <text:p text:style-name="P24"/>
      <text:p text:style-name="P5"/>
      <text:h text:style-name="P37" text:outline-level="1">Приложение А<text:line-break/>Исходный код программы</text:h>
      <text:p text:style-name="P18"><text:span text:style-name="T15">Название</text:span> файла: <text:span text:style-name="T14">lab3.asm</text:span></text:p>
      <text:p text:style-name="P44">Astack SEGMENT STACK</text:p>
      <text:p text:style-name="P44"><text:tab/>DW 12 DUP(?)</text:p>
      <text:p text:style-name="P44">Astack ENDS</text:p>
      <text:p text:style-name="P44"/>
      <text:p text:style-name="P44">DATA SEGMENT</text:p>
      <text:p text:style-name="P44">a<text:tab/>DW<text:tab/>0</text:p>
      <text:p text:style-name="P44">b<text:tab/>DW <text:tab/>0</text:p>
      <text:p text:style-name="P44">i <text:tab/>DW<text:tab/>0</text:p>
      <text:p text:style-name="P44">k<text:tab/>DW <text:tab/>0</text:p>
      <text:p text:style-name="P44">i1<text:tab/>DW <text:tab/>0</text:p>
      <text:p text:style-name="P44">i2<text:tab/>DW <text:tab/>0</text:p>
      <text:p text:style-name="P44">res <text:s/><text:tab/>DW <text:tab/>0</text:p>
      <text:p text:style-name="P44"/>
      <text:p text:style-name="P44">DATA ENDS</text:p>
      <text:p text:style-name="P44"/>
      <text:p text:style-name="P44">CODE SEGMENT <text:s/></text:p>
      <text:p text:style-name="P44"><text:tab/>ASSUME CS:CODE, DS:DATA, SS:AStack</text:p>
      <text:p text:style-name="P44">Main <text:tab/>PROC <text:tab/>FAR</text:p>
      <text:p text:style-name="P44"><text:tab/>push ds</text:p>
      <text:p text:style-name="P44"><text:tab/>sub ax, ax</text:p>
      <text:p text:style-name="P44"><text:tab/>mov ax, DATA</text:p>
      <text:p text:style-name="P44"><text:tab/>mov ds, ax</text:p>
      <text:p text:style-name="P44"><text:tab/><text:tab/>mov a, 2</text:p>
      <text:p text:style-name="P44"><text:s/><text:tab/><text:tab/>mov b, 1</text:p>
      <text:p text:style-name="P44"><text:tab/><text:tab/>mov i, 4</text:p>
      <text:p text:style-name="P44"><text:tab/><text:tab/>mov k, 0</text:p>
      <text:p text:style-name="P44"><text:tab/>mov cx, i</text:p>
      <text:p text:style-name="P44"><text:tab/>shl cx, 1</text:p>
      <text:p text:style-name="P44"><text:tab/>shl cx, 1</text:p>
      <text:p text:style-name="P44"><text:tab/>mov ax, cx</text:p>
      <text:p text:style-name="P44"><text:tab/>mov bx, b </text:p>
      <text:p text:style-name="P44"><text:tab/>cmp a, bx</text:p>
      <text:p text:style-name="P44"><text:tab/>jle f1</text:p>
      <text:p text:style-name="P44"><text:tab/><text:tab/>;a&gt;b</text:p>
      <text:p text:style-name="P44"><text:tab/><text:tab/>;i1</text:p>
      <text:p text:style-name="P44"><text:tab/><text:tab/>neg ax</text:p>
      <text:p text:style-name="P44"><text:tab/><text:tab/>mov cx, 3</text:p>
      <text:p text:style-name="P44"><text:tab/><text:tab/>neg cx</text:p>
      <text:p text:style-name="P44"><text:tab/><text:tab/>add cx, ax</text:p>
      <text:p text:style-name="P44"><text:tab/><text:tab/>mov i1, cx</text:p>
      <text:p text:style-name="P44"><text:tab/><text:tab/>;i2</text:p>
      <text:p text:style-name="P44"><text:tab/><text:tab/>mov cx, i</text:p>
      <text:p text:style-name="P44"><text:tab/><text:tab/>shl cx, 1</text:p>
      <text:p text:style-name="P44"><text:tab/><text:tab/>neg cx</text:p>
      <text:p text:style-name="P44"><text:tab/><text:tab/>add ax, cx</text:p>
      <text:p text:style-name="P44"><text:tab/><text:tab/>mov i2, ax</text:p>
      <text:p text:style-name="P44"><text:tab/><text:tab/>mov cx, 8</text:p>
      <text:p text:style-name="P44"><text:tab/><text:tab/>neg cx</text:p>
      <text:p text:style-name="P44"><text:tab/><text:tab/>add cx, ax</text:p>
      <text:p text:style-name="P44"><text:tab/><text:tab/>mov i2, cx</text:p>
      <text:p text:style-name="P44"><text:soft-page-break/><text:tab/><text:tab/></text:p>
      <text:p text:style-name="P44"><text:tab/><text:tab/>jmp f1end</text:p>
      <text:p text:style-name="P44"/>
      <text:p text:style-name="P44"><text:tab/>f1:<text:tab/>;a&lt;=b</text:p>
      <text:p text:style-name="P44"><text:tab/><text:tab/>;i1</text:p>
      <text:p text:style-name="P44"><text:tab/><text:tab/>mov cx, i</text:p>
      <text:p text:style-name="P44"><text:tab/><text:tab/>shl cx, 1</text:p>
      <text:p text:style-name="P44"><text:tab/><text:tab/>add ax, cx</text:p>
      <text:p text:style-name="P44"><text:tab/><text:tab/>mov cx, 10</text:p>
      <text:p text:style-name="P44"><text:tab/><text:tab/>neg cx</text:p>
      <text:p text:style-name="P44"><text:tab/><text:tab/>add cx, ax</text:p>
      <text:p text:style-name="P44"><text:tab/><text:tab/>mov i1, cx</text:p>
      <text:p text:style-name="P44"><text:tab/><text:tab/>;i2</text:p>
      <text:p text:style-name="P44"><text:tab/><text:tab/>mov cx, i</text:p>
      <text:p text:style-name="P44"><text:tab/><text:tab/>shl cx, 1</text:p>
      <text:p text:style-name="P44"><text:tab/><text:tab/>add cx, i</text:p>
      <text:p text:style-name="P44"><text:tab/><text:tab/>neg cx</text:p>
      <text:p text:style-name="P44"><text:tab/><text:tab/>add cx, 12</text:p>
      <text:p text:style-name="P44"><text:tab/><text:tab/>mov i2, cx</text:p>
      <text:p text:style-name="P44"><text:tab/><text:tab/></text:p>
      <text:p text:style-name="P44"><text:tab/>f1end:</text:p>
      <text:p text:style-name="P44"><text:tab/><text:tab/>mov bx, i2</text:p>
      <text:p text:style-name="P44"><text:tab/><text:tab/>cmp k, 0</text:p>
      <text:p text:style-name="P44"><text:tab/><text:tab/>je f2</text:p>
      <text:p text:style-name="P44"><text:tab/><text:tab/>; k != 0</text:p>
      <text:p text:style-name="P44"><text:tab/><text:tab/><text:tab/>cmp i1, bx</text:p>
      <text:p text:style-name="P44"><text:tab/><text:tab/><text:tab/>jle f3</text:p>
      <text:p text:style-name="P44"><text:tab/><text:tab/><text:tab/><text:tab/>;i1 &gt; i2</text:p>
      <text:p text:style-name="P44"><text:tab/><text:tab/><text:tab/><text:tab/>mov ax, i2</text:p>
      <text:p text:style-name="P44"><text:tab/><text:tab/><text:tab/><text:tab/>jmp AllEnd<text:tab/></text:p>
      <text:p text:style-name="P44"><text:tab/><text:tab/><text:tab/></text:p>
      <text:p text:style-name="P44"><text:tab/><text:tab/><text:tab/>f3:<text:tab/>;i1 &lt;= i2</text:p>
      <text:p text:style-name="P44"><text:tab/><text:tab/><text:tab/><text:tab/>mov ax, i1</text:p>
      <text:p text:style-name="P44"><text:tab/><text:tab/><text:tab/><text:tab/>jmp AllEnd<text:tab/></text:p>
      <text:p text:style-name="P44"/>
      <text:p text:style-name="P44"><text:tab/><text:tab/>f2: ;k==0</text:p>
      <text:p text:style-name="P44"><text:tab/><text:tab/><text:tab/>mov ax, i1</text:p>
      <text:p text:style-name="P44"><text:tab/><text:tab/><text:tab/>add ax, i2</text:p>
      <text:p text:style-name="P44"><text:tab/><text:tab/><text:tab/>cmp ax, 0</text:p>
      <text:p text:style-name="P44"><text:tab/><text:tab/><text:tab/>jle f4</text:p>
      <text:p text:style-name="P44"><text:tab/><text:tab/><text:tab/><text:tab/>; i1+i2 &gt; 0<text:tab/><text:tab/><text:tab/><text:tab/><text:tab/></text:p>
      <text:p text:style-name="P44"><text:tab/><text:tab/><text:tab/><text:tab/>jmp AllEnd</text:p>
      <text:p text:style-name="P44"><text:tab/><text:tab/><text:tab/>f4: ;i1+i2 &lt;= 0<text:tab/><text:tab/><text:tab/><text:tab/><text:tab/></text:p>
      <text:p text:style-name="P44"><text:tab/><text:tab/><text:tab/><text:tab/>neg ax</text:p>
      <text:p text:style-name="P44"><text:tab/><text:tab/><text:tab/></text:p>
      <text:p text:style-name="P44"/>
      <text:p text:style-name="P44"><text:tab/>AllEnd:</text:p>
      <text:p text:style-name="P44"><text:tab/><text:tab/>mov res, ax</text:p>
      <text:p text:style-name="P44"><text:tab/><text:tab/>ret</text:p>
      <text:p text:style-name="P44">Main ENDP</text:p>
      <text:p text:style-name="P44">CODE ENDS</text:p>
      <text:p text:style-name="P44">END Main</text:p>
      <text:p text:style-name="P20"/>
      <text:p text:style-name="P20"/>
      <text:p text:style-name="P27"><text:tab/></text:p>
      <text:p text:style-name="P15"><text:soft-page-break/></text:p>
      <text:p text:style-name="P15"><text:span text:style-name="T15"><text:tab/>Название</text:span> файла: <text:span text:style-name="T23">lab3.lst</text:span></text:p>
      <text:p text:style-name="P16"><text:tab/><text:span text:style-name="T23">#Microsoft (R) Macro Assembler Version 5.10 <text:s text:c="17"/>11/25/21 01:18:3</text:span></text:p>
      <text:p text:style-name="P46"><text:s text:c="61"/>Page <text:s text:c="4"/>1-1</text:p>
      <text:p text:style-name="P46"/>
      <text:p text:style-name="P46"/>
      <text:p text:style-name="P46"><text:s/>0000<text:tab/><text:tab/><text:tab/><text:tab/>Astack SEGMENT STACK</text:p>
      <text:p text:style-name="P46"><text:s/>0000 <text:s/>000C[<text:tab/><text:tab/><text:tab/><text:tab/>DW 12 DUP(?)</text:p>
      <text:p text:style-name="P46"><text:tab/> <text:s text:c="2"/>????<text:tab/><text:tab/><text:tab/></text:p>
      <text:p text:style-name="P46"><text:tab/><text:tab/><text:tab/> ]<text:tab/></text:p>
      <text:p text:style-name="P46"><text:tab/><text:tab/><text:tab/><text:tab/></text:p>
      <text:p text:style-name="P46"><text:s/>0018<text:tab/><text:tab/><text:tab/><text:tab/>Astack ENDS</text:p>
      <text:p text:style-name="P46"><text:tab/><text:tab/><text:tab/><text:tab/></text:p>
      <text:p text:style-name="P46"><text:s/>0000<text:tab/><text:tab/><text:tab/><text:tab/>DATA SEGMENT</text:p>
      <text:p text:style-name="P46"><text:s/>0000 <text:s/>0000<text:tab/><text:tab/><text:tab/>a<text:tab/>DW<text:tab/>0</text:p>
      <text:p text:style-name="P46"><text:s/>0002 <text:s/>0000<text:tab/><text:tab/><text:tab/>b<text:tab/>DW <text:tab/>0</text:p>
      <text:p text:style-name="P46"><text:s/>0004 <text:s/>0000<text:tab/><text:tab/><text:tab/>i <text:tab/>DW<text:tab/>0</text:p>
      <text:p text:style-name="P46"><text:s/>0006 <text:s/>0000<text:tab/><text:tab/><text:tab/>k<text:tab/>DW <text:tab/>0</text:p>
      <text:p text:style-name="P46"><text:s/>0008 <text:s/>0000<text:tab/><text:tab/><text:tab/>i1<text:tab/>DW <text:tab/>0</text:p>
      <text:p text:style-name="P46"><text:s/>000A <text:s/>0000<text:tab/><text:tab/><text:tab/>i2<text:tab/>DW <text:tab/>0</text:p>
      <text:p text:style-name="P46"><text:s/>000C <text:s/>0000<text:tab/><text:tab/><text:tab/>res <text:s/><text:tab/>DW <text:tab/>0</text:p>
      <text:p text:style-name="P46"><text:tab/><text:tab/><text:tab/><text:tab/></text:p>
      <text:p text:style-name="P46"><text:s/>000E<text:tab/><text:tab/><text:tab/><text:tab/>DATA ENDS</text:p>
      <text:p text:style-name="P46"><text:tab/><text:tab/><text:tab/><text:tab/></text:p>
      <text:p text:style-name="P46"><text:s/>0000<text:tab/><text:tab/><text:tab/><text:tab/>CODE SEGMENT <text:s/></text:p>
      <text:p text:style-name="P46"><text:tab/><text:tab/><text:tab/><text:tab/><text:tab/>ASSUME CS:CODE, DS:DATA, SS:AStack</text:p>
      <text:p text:style-name="P46"><text:s/>0000<text:tab/><text:tab/><text:tab/><text:tab/>Main <text:tab/>PROC <text:tab/>FAR</text:p>
      <text:p text:style-name="P46"><text:s/>0000 <text:s/>1E<text:tab/><text:tab/><text:tab/><text:tab/>push ds</text:p>
      <text:p text:style-name="P46"><text:s/>0001 <text:s/>2B C0<text:tab/><text:tab/><text:tab/><text:tab/>sub ax, ax</text:p>
      <text:p text:style-name="P46"><text:s/>0003 <text:s/>B8 ---- R<text:tab/><text:tab/><text:tab/>mov ax, DATA</text:p>
      <text:p text:style-name="P46"><text:s/>0006 <text:s/>8E D8<text:tab/><text:tab/><text:tab/><text:tab/>mov ds, ax</text:p>
      <text:p text:style-name="P46"><text:s/>0008 <text:s/>C7 06 0000 R 0002<text:tab/><text:tab/><text:tab/>mov a, 2</text:p>
      <text:p text:style-name="P46"><text:s/>000E <text:s/>C7 06 0002 R 0001<text:tab/> <text:tab/><text:tab/>mov b, 1</text:p>
      <text:p text:style-name="P46"><text:s/>0014 <text:s/>C7 06 0004 R 0004<text:tab/><text:tab/><text:tab/>mov i, 4</text:p>
      <text:p text:style-name="P46"><text:s/>001A <text:s/>C7 06 0006 R 0000<text:tab/><text:tab/><text:tab/>mov k, 0</text:p>
      <text:p text:style-name="P46"><text:s/>0020 <text:s/>8B 0E 0004 R<text:tab/><text:tab/><text:tab/>mov cx, i</text:p>
      <text:p text:style-name="P46"><text:s/>0024 <text:s/>D1 E1<text:tab/><text:tab/><text:tab/><text:tab/>shl cx, 1</text:p>
      <text:p text:style-name="P46"><text:s/>0026 <text:s/>D1 E1<text:tab/><text:tab/><text:tab/><text:tab/>shl cx, 1</text:p>
      <text:p text:style-name="P46"><text:s/>0028 <text:s/>8B C1<text:tab/><text:tab/><text:tab/><text:tab/>mov ax, cx</text:p>
      <text:p text:style-name="P46"><text:s/>002A <text:s/>8B 1E 0002 R<text:tab/><text:tab/><text:tab/>mov bx, b </text:p>
      <text:p text:style-name="P46"><text:s/>002E <text:s/>39 1E 0000 R<text:tab/><text:tab/><text:tab/>cmp a, bx</text:p>
      <text:p text:style-name="P46"><text:s/>0032 <text:s/>7E 28<text:tab/><text:tab/><text:tab/><text:tab/>jle f1</text:p>
      <text:p text:style-name="P46"><text:tab/><text:tab/><text:tab/><text:tab/><text:tab/><text:tab/>;a&gt;b</text:p>
      <text:p text:style-name="P46"><text:tab/><text:tab/><text:tab/><text:tab/><text:tab/><text:tab/>;i1</text:p>
      <text:p text:style-name="P46"><text:s/>0034 <text:s/>F7 D8<text:tab/><text:tab/><text:tab/><text:tab/><text:tab/>neg ax</text:p>
      <text:p text:style-name="P46"><text:s/>0036 <text:s/>B9 0003<text:tab/><text:tab/><text:tab/><text:tab/><text:tab/>mov cx, 3</text:p>
      <text:p text:style-name="P46"><text:s/>0039 <text:s/>F7 D9<text:tab/><text:tab/><text:tab/><text:tab/><text:tab/>neg cx</text:p>
      <text:p text:style-name="P46"><text:s/>003B <text:s/>03 C8<text:tab/><text:tab/><text:tab/><text:tab/><text:tab/>add cx, ax</text:p>
      <text:p text:style-name="P46"><text:s/>003D <text:s/>89 0E 0008 R<text:tab/><text:tab/><text:tab/><text:tab/>mov i1, cx</text:p>
      <text:p text:style-name="P46"><text:tab/><text:tab/><text:tab/><text:tab/><text:tab/><text:tab/>;i2</text:p>
      <text:p text:style-name="P46"><text:s/>0041 <text:s/>8B 0E 0004 R<text:tab/><text:tab/><text:tab/><text:tab/>mov cx, i</text:p>
      <text:p text:style-name="P46"><text:s/>0045 <text:s/>D1 E1<text:tab/><text:tab/><text:tab/><text:tab/><text:tab/>shl cx, 1</text:p>
      <text:p text:style-name="P46"><text:soft-page-break/><text:s/>0047 <text:s/>F7 D9<text:tab/><text:tab/><text:tab/><text:tab/><text:tab/>neg cx</text:p>
      <text:p text:style-name="P46"><text:s/>0049 <text:s/>03 C1<text:tab/><text:tab/><text:tab/><text:tab/><text:tab/>add ax, cx</text:p>
      <text:p text:style-name="P46"><text:s/>004B <text:s/>A3 000A R<text:tab/><text:tab/><text:tab/><text:tab/>mov i2, ax</text:p>
      <text:p text:style-name="P46"><text:s/>004E <text:s/>B9 0008<text:tab/><text:tab/><text:tab/><text:tab/><text:tab/>mov cx, 8</text:p>
      <text:p text:style-name="P46"><text:s/>0051 <text:s/>F7 D9<text:tab/><text:tab/><text:tab/><text:tab/><text:tab/>neg cx</text:p>
      <text:p text:style-name="P46"><text:s/>0053 <text:s/>03 C8<text:tab/><text:tab/><text:tab/><text:tab/><text:tab/>add cx, ax</text:p>
      <text:p text:style-name="P46"><text:s/>0055 <text:s/>89 0E 000A R<text:tab/><text:tab/><text:tab/><text:tab/>mov i2, cx</text:p>
      <text:p text:style-name="P46"><text:tab/><text:tab/><text:tab/><text:tab/><text:tab/><text:tab/></text:p>
      <text:p text:style-name="P46">#Microsoft (R) Macro Assembler Version 5.10 <text:s text:c="17"/>11/25/21 01:18:3</text:p>
      <text:p text:style-name="P46"><text:s text:c="61"/>Page <text:s text:c="4"/>1-2</text:p>
      <text:p text:style-name="P46"/>
      <text:p text:style-name="P46"/>
      <text:p text:style-name="P46"><text:s/>0059 <text:s/>EB 27 90<text:tab/><text:tab/><text:tab/><text:tab/><text:tab/>jmp f1end</text:p>
      <text:p text:style-name="P46"><text:tab/><text:tab/><text:tab/><text:tab/></text:p>
      <text:p text:style-name="P46"><text:s/>005C<text:tab/><text:tab/><text:tab/><text:tab/><text:tab/>f1:<text:tab/>;a&lt;=b</text:p>
      <text:p text:style-name="P46"><text:tab/><text:tab/><text:tab/><text:tab/><text:tab/><text:tab/>;i1</text:p>
      <text:p text:style-name="P46"><text:s/>005C <text:s/>8B 0E 0004 R<text:tab/><text:tab/><text:tab/><text:tab/>mov cx, i</text:p>
      <text:p text:style-name="P46"><text:s/>0060 <text:s/>D1 E1<text:tab/><text:tab/><text:tab/><text:tab/><text:tab/>shl cx, 1</text:p>
      <text:p text:style-name="P46"><text:s/>0062 <text:s/>03 C1<text:tab/><text:tab/><text:tab/><text:tab/><text:tab/>add ax, cx</text:p>
      <text:p text:style-name="P46"><text:s/>0064 <text:s/>B9 000A<text:tab/><text:tab/><text:tab/><text:tab/><text:tab/>mov cx, 10</text:p>
      <text:p text:style-name="P46"><text:s/>0067 <text:s/>F7 D9<text:tab/><text:tab/><text:tab/><text:tab/><text:tab/>neg cx</text:p>
      <text:p text:style-name="P46"><text:s/>0069 <text:s/>03 C8<text:tab/><text:tab/><text:tab/><text:tab/><text:tab/>add cx, ax</text:p>
      <text:p text:style-name="P46"><text:s/>006B <text:s/>89 0E 0008 R<text:tab/><text:tab/><text:tab/><text:tab/>mov i1, cx</text:p>
      <text:p text:style-name="P46"><text:tab/><text:tab/><text:tab/><text:tab/><text:tab/><text:tab/>;i2</text:p>
      <text:p text:style-name="P46"><text:s/>006F <text:s/>8B 0E 0004 R<text:tab/><text:tab/><text:tab/><text:tab/>mov cx, i</text:p>
      <text:p text:style-name="P46"><text:s/>0073 <text:s/>D1 E1<text:tab/><text:tab/><text:tab/><text:tab/><text:tab/>shl cx, 1</text:p>
      <text:p text:style-name="P46"><text:s/>0075 <text:s/>03 0E 0004 R<text:tab/><text:tab/><text:tab/><text:tab/>add cx, i</text:p>
      <text:p text:style-name="P46"><text:s/>0079 <text:s/>F7 D9<text:tab/><text:tab/><text:tab/><text:tab/><text:tab/>neg cx</text:p>
      <text:p text:style-name="P46"><text:s/>007B <text:s/>83 C1 0C<text:tab/><text:tab/><text:tab/><text:tab/><text:tab/>add cx, 12</text:p>
      <text:p text:style-name="P46"><text:s/>007E <text:s/>89 0E 000A R<text:tab/><text:tab/><text:tab/><text:tab/>mov i2, cx</text:p>
      <text:p text:style-name="P46"><text:tab/><text:tab/><text:tab/><text:tab/><text:tab/><text:tab/></text:p>
      <text:p text:style-name="P46"><text:s/>0082<text:tab/><text:tab/><text:tab/><text:tab/><text:tab/>f1end:</text:p>
      <text:p text:style-name="P46"><text:s/>0082 <text:s/>8B 1E 000A R<text:tab/><text:tab/><text:tab/><text:tab/>mov bx, i2</text:p>
      <text:p text:style-name="P46"><text:s/>0086 <text:s/>83 3E 0006 R 00<text:tab/><text:tab/><text:tab/><text:tab/>cmp k, 0</text:p>
      <text:p text:style-name="P46"><text:s/>008B <text:s/>74 12<text:tab/><text:tab/><text:tab/><text:tab/><text:tab/>je f2</text:p>
      <text:p text:style-name="P46"><text:tab/><text:tab/><text:tab/><text:tab/><text:tab/><text:tab/>; k != 0</text:p>
      <text:p text:style-name="P46"><text:s/>008D <text:s/>39 1E 0008 R<text:tab/><text:tab/><text:tab/><text:tab/><text:tab/>cmp i1, bx</text:p>
      <text:p text:style-name="P46"><text:s/>0091 <text:s/>7E 06<text:tab/><text:tab/><text:tab/><text:tab/><text:tab/><text:tab/>jle f3</text:p>
      <text:p text:style-name="P46"><text:tab/><text:tab/><text:tab/><text:tab/><text:tab/><text:tab/><text:tab/><text:tab/>;i1 &gt; i2</text:p>
      <text:p text:style-name="P46"><text:s/>0093 <text:s/>A1 000A R<text:tab/><text:tab/><text:tab/><text:tab/><text:tab/><text:tab/>mov ax, i2</text:p>
      <text:p text:style-name="P46"><text:s/>0096 <text:s/>EB 18 90<text:tab/><text:tab/><text:tab/><text:tab/><text:tab/><text:tab/><text:tab/>jmp AllEnd</text:p>
      <text:p text:style-name="P46"><text:tab/><text:tab/><text:tab/><text:tab/><text:tab/></text:p>
      <text:p text:style-name="P46"><text:tab/><text:tab/><text:tab/><text:tab/><text:tab/><text:tab/><text:tab/></text:p>
      <text:p text:style-name="P46"><text:s/>0099<text:tab/><text:tab/><text:tab/><text:tab/><text:tab/><text:tab/><text:tab/>f3:<text:tab/>;i1 &lt;= i2</text:p>
      <text:p text:style-name="P46"><text:s/>0099 <text:s/>A1 0008 R<text:tab/><text:tab/><text:tab/><text:tab/><text:tab/><text:tab/>mov ax, i1</text:p>
      <text:p text:style-name="P46"><text:s/>009C <text:s/>EB 12 90<text:tab/><text:tab/><text:tab/><text:tab/><text:tab/><text:tab/><text:tab/>jmp AllEnd</text:p>
      <text:p text:style-name="P46"><text:tab/><text:tab/><text:tab/><text:tab/><text:tab/></text:p>
      <text:p text:style-name="P46"><text:tab/><text:tab/><text:tab/><text:tab/></text:p>
      <text:p text:style-name="P46"><text:s/>009F<text:tab/><text:tab/><text:tab/><text:tab/><text:tab/><text:tab/>f2: ;k==0</text:p>
      <text:p text:style-name="P46"><text:s/>009F <text:s/>A1 0008 R<text:tab/><text:tab/><text:tab/><text:tab/><text:tab/>mov ax, i1</text:p>
      <text:p text:style-name="P46"><text:s/>00A2 <text:s/>03 06 000A R<text:tab/><text:tab/><text:tab/><text:tab/><text:tab/>add ax, i2</text:p>
      <text:p text:style-name="P46"><text:s/>00A6 <text:s/>3D 0000<text:tab/><text:tab/><text:tab/><text:tab/><text:tab/><text:tab/>cmp ax, 0</text:p>
      <text:p text:style-name="P46"><text:s/>00A9 <text:s/>7E 03<text:tab/><text:tab/><text:tab/><text:tab/><text:tab/><text:tab/>jle f4</text:p>
      <text:p text:style-name="P46"><text:tab/><text:tab/><text:tab/><text:tab/><text:tab/><text:tab/><text:tab/><text:tab/>; i1+i2 &gt; 0</text:p>
      <text:p text:style-name="P46"><text:soft-page-break/><text:tab/><text:tab/><text:tab/><text:tab/><text:tab/><text:tab/><text:tab/><text:tab/><text:tab/></text:p>
      <text:p text:style-name="P46"><text:s/>00AB <text:s/>EB 03 90<text:tab/><text:tab/><text:tab/><text:tab/><text:tab/><text:tab/><text:tab/>jmp AllEnd</text:p>
      <text:p text:style-name="P46"><text:s/>00AE<text:tab/><text:tab/><text:tab/><text:tab/><text:tab/><text:tab/><text:tab/>f4: ;i1+i2 &lt;= 0<text:tab/></text:p>
      <text:p text:style-name="P46"><text:tab/><text:tab/><text:tab/><text:tab/><text:tab/><text:tab/><text:tab/><text:tab/></text:p>
      <text:p text:style-name="P46"><text:s/>00AE <text:s/>F7 D8<text:tab/><text:tab/><text:tab/><text:tab/><text:tab/><text:tab/><text:tab/>neg ax</text:p>
      <text:p text:style-name="P46"><text:tab/><text:tab/><text:tab/><text:tab/><text:tab/><text:tab/><text:tab/></text:p>
      <text:p text:style-name="P46"><text:tab/><text:tab/><text:tab/><text:tab/></text:p>
      <text:p text:style-name="P46"><text:s/>00B0<text:tab/><text:tab/><text:tab/><text:tab/><text:tab/>AllEnd:</text:p>
      <text:p text:style-name="P46"><text:s/>00B0 <text:s/>A3 000C R<text:tab/><text:tab/><text:tab/><text:tab/>mov res, ax</text:p>
      <text:p text:style-name="P46"><text:s/>00B3 <text:s/>CB<text:tab/><text:tab/><text:tab/><text:tab/><text:tab/>ret</text:p>
      <text:p text:style-name="P46"><text:s/>00B4<text:tab/><text:tab/><text:tab/><text:tab/>Main ENDP</text:p>
      <text:p text:style-name="P46"><text:s/>00B4<text:tab/><text:tab/><text:tab/><text:tab/>CODE ENDS</text:p>
      <text:p text:style-name="P46">#Microsoft (R) Macro Assembler Version 5.10 <text:s text:c="17"/>11/25/21 01:18:3</text:p>
      <text:p text:style-name="P46"><text:s text:c="61"/>Page <text:s text:c="4"/>1-3</text:p>
      <text:p text:style-name="P46"/>
      <text:p text:style-name="P46"/>
      <text:p text:style-name="P46"><text:tab/><text:tab/><text:tab/><text:tab/>END Main</text:p>
      <text:p text:style-name="P46"/>
      <text:p text:style-name="P46">#Microsoft (R) Macro Assembler Version 5.10 <text:s text:c="17"/>11/25/21 01:18:3</text:p>
      <text:p text:style-name="P46"><text:s text:c="61"/>Symbols-1</text:p>
      <text:p text:style-name="P46"/>
      <text:p text:style-name="P46"/>
      <text:p text:style-name="P46">Segments and Groups:</text:p>
      <text:p text:style-name="P46"/>
      <text:p text:style-name="P46"><text:s text:c="16"/>N a m e <text:s text:c="8"/><text:tab/>Length<text:tab/> Align<text:tab/>Combine Class</text:p>
      <text:p text:style-name="P46"/>
      <text:p text:style-name="P46">ASTACK . . . . . . . . . . . . . <text:s/><text:tab/>0018<text:tab/>PARA<text:tab/>STACK<text:tab/></text:p>
      <text:p text:style-name="P46">CODE . . . . . . . . . . . . . . <text:s/><text:tab/>00B4<text:tab/>PARA<text:tab/>NONE<text:tab/></text:p>
      <text:p text:style-name="P46">DATA . . . . . . . . . . . . . . <text:s/><text:tab/>000E<text:tab/>PARA<text:tab/>NONE<text:tab/></text:p>
      <text:p text:style-name="P46"/>
      <text:p text:style-name="P46">Symbols: <text:s text:c="11"/></text:p>
      <text:p text:style-name="P46"/>
      <text:p text:style-name="P46"><text:s text:c="16"/>N a m e <text:s text:c="8"/><text:tab/>Type<text:tab/> Value<text:tab/> Attr</text:p>
      <text:p text:style-name="P46"/>
      <text:p text:style-name="P46">A <text:s/>. . . . . . . . . . . . . . . <text:s/><text:tab/>L WORD<text:tab/>0000<text:tab/>DATA</text:p>
      <text:p text:style-name="P46">ALLEND . . . . . . . . . . . . . <text:s/><text:tab/>L NEAR<text:tab/>00B0<text:tab/>CODE</text:p>
      <text:p text:style-name="P46"/>
      <text:p text:style-name="P46">B <text:s/>. . . . . . . . . . . . . . . <text:s/><text:tab/>L WORD<text:tab/>0002<text:tab/>DATA</text:p>
      <text:p text:style-name="P46"/>
      <text:p text:style-name="P46">F1 . . . . . . . . . . . . . . . <text:s/><text:tab/>L NEAR<text:tab/>005C<text:tab/>CODE</text:p>
      <text:p text:style-name="P46">F1END <text:s/>. . . . . . . . . . . . . <text:s/><text:tab/>L NEAR<text:tab/>0082<text:tab/>CODE</text:p>
      <text:p text:style-name="P46">F2 . . . . . . . . . . . . . . . <text:s/><text:tab/>L NEAR<text:tab/>009F<text:tab/>CODE</text:p>
      <text:p text:style-name="P46">F3 . . . . . . . . . . . . . . . <text:s/><text:tab/>L NEAR<text:tab/>0099<text:tab/>CODE</text:p>
      <text:p text:style-name="P46">F4 . . . . . . . . . . . . . . . <text:s/><text:tab/>L NEAR<text:tab/>00AE<text:tab/>CODE</text:p>
      <text:p text:style-name="P46"/>
      <text:p text:style-name="P46">I <text:s/>. . . . . . . . . . . . . . . <text:s/><text:tab/>L WORD<text:tab/>0004<text:tab/>DATA</text:p>
      <text:p text:style-name="P46">I1 . . . . . . . . . . . . . . . <text:s/><text:tab/>L WORD<text:tab/>0008<text:tab/>DATA</text:p>
      <text:p text:style-name="P46">I2 . . . . . . . . . . . . . . . <text:s/><text:tab/>L WORD<text:tab/>000A<text:tab/>DATA</text:p>
      <text:p text:style-name="P46"/>
      <text:p text:style-name="P46">K <text:s/>. . . . . . . . . . . . . . . <text:s/><text:tab/>L WORD<text:tab/>0006<text:tab/>DATA</text:p>
      <text:p text:style-name="P46"/>
      <text:p text:style-name="P46">MAIN . . . . . . . . . . . . . . <text:s/><text:tab/>F PROC<text:tab/>0000<text:tab/>CODE<text:tab/>Length = 00B4</text:p>
      <text:p text:style-name="P46"><text:soft-page-break/></text:p>
      <text:p text:style-name="P46">RES <text:s/>. . . . . . . . . . . . . . <text:s/><text:tab/>L WORD<text:tab/>000C<text:tab/>DATA</text:p>
      <text:p text:style-name="P46"/>
      <text:p text:style-name="P46">@CPU . . . . . . . . . . . . . . <text:s/><text:tab/>TEXT <text:s/>0101h<text:tab/><text:tab/></text:p>
      <text:p text:style-name="P46">@FILENAME <text:s/>. . . . . . . . . . . <text:s/><text:tab/>TEXT <text:s/>lab3<text:tab/><text:tab/></text:p>
      <text:p text:style-name="P46">@VERSION . . . . . . . . . . . . <text:s/><text:tab/>TEXT <text:s/>510<text:tab/><text:tab/></text:p>
      <text:p text:style-name="P46"/>
      <text:p text:style-name="P46"/>
      <text:p text:style-name="P46"><text:s text:c="4"/>102 Source <text:s/>Lines</text:p>
      <text:p text:style-name="P46"><text:s text:c="4"/>102 Total <text:s text:c="2"/>Lines</text:p>
      <text:p text:style-name="P46"><text:s text:c="5"/>22 Symbols</text:p>
      <text:p text:style-name="P46"/>
      <text:p text:style-name="P46"><text:s text:c="2"/>48056 + 461251 Bytes symbol space free</text:p>
      <text:p text:style-name="P46"/>
      <text:p text:style-name="P46"><text:s text:c="6"/>0 Warning Errors</text:p>
      <text:p text:style-name="P46"><text:s text:c="6"/>0 Severe <text:s/>Error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margin-left="2.503cm" fo:margin-right="0cm" fo:margin-top="0cm" fo:margin-bottom="0.009cm" loext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4" fo:font-family="'Times New Roman'" style:font-family-generic="roman" style:font-pitch="variable" fo:font-size="12pt" style:font-name-asian="Times New Roman4" style:font-family-asian="'Times New Roman'" style:font-family-generic-asian="roman" style:font-pitch-asian="variable" style:font-size-asian="12pt" style:font-name-complex="Times New Roman4" style:font-family-complex="'Times New Roman'" style:font-family-generic-complex="roman" style:font-pitch-complex="variable" fo:hyphenate="false" fo:hyphenation-remain-char-count="2" fo:hyphenation-push-char-count="2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10H7M18S</meta:editing-duration>
    <meta:editing-cycles>40</meta:editing-cycles>
    <meta:generator>LibreOffice/5.1.6.2$Linux_X86_64 LibreOffice_project/10m0$Build-2</meta:generator>
    <dc:date>2021-11-25T01:19:55.830833381</dc:date>
    <meta:document-statistic meta:table-count="2" meta:image-count="0" meta:object-count="0" meta:page-count="10" meta:paragraph-count="322" meta:word-count="1576" meta:character-count="7514" meta:non-whitespace-character-count="4945"/>
  </office:meta>
</office:document-meta>
</file>